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sConfigImpl.addRenderer( RendererConfig render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sConfigImpl.merge( RenderersConfig renderersConfig , boolean overr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rsConfigImpl.is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sConfigImpl.setMerged( boolean mer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sConfig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sConfigImpl.isMarkupSupported( String rendererName , String mark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nderersConfigImpl.getRenderer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sConfigImpl.addRenderer( RendererConfig rendererConfig , boolean overri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